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3" style:display-name="1._Migratie_voorbereiden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5.396cm" fo:margin-left="0.138cm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907f3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1b63a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86637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officeooo:paragraph-rsid="0257608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8663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9dc4f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paragraph-rsid="023da383"/>
    </style:style>
    <style:style style:name="P22" style:family="paragraph" style:parent-style-name="Footnote">
      <style:text-properties officeooo:paragraph-rsid="0f92b562"/>
    </style:style>
    <style:style style:name="P23" style:family="paragraph" style:parent-style-name="Footnote">
      <style:text-properties officeooo:paragraph-rsid="02493d05"/>
    </style:style>
    <style:style style:name="P24" style:family="paragraph" style:parent-style-name="Standard">
      <style:paragraph-properties fo:break-before="page"/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78bc49"/>
    </style:style>
    <style:style style:name="P30" style:family="paragraph" style:parent-style-name="Table_20_Contents">
      <style:text-properties officeooo:rsid="025cf310" officeooo:paragraph-rsid="0286637d"/>
    </style:style>
    <style:style style:name="P31" style:family="paragraph" style:parent-style-name="Table_20_Contents">
      <style:text-properties officeooo:rsid="025cf310" officeooo:paragraph-rsid="0278493f"/>
    </style:style>
    <style:style style:name="P32" style:family="paragraph" style:parent-style-name="Table_20_Contents">
      <style:text-properties officeooo:rsid="025cf310" officeooo:paragraph-rsid="027736e7"/>
    </style:style>
    <style:style style:name="P33" style:family="paragraph" style:parent-style-name="Standard">
      <style:text-properties officeooo:paragraph-rsid="026ef228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5" style:family="paragraph" style:parent-style-name="Table_20_Contents">
      <style:text-properties officeooo:rsid="025cf310" officeooo:paragraph-rsid="029a865b"/>
    </style:style>
    <style:style style:name="P36" style:family="paragraph" style:parent-style-name="Table_20_Contents">
      <style:text-properties officeooo:rsid="025cf310" officeooo:paragraph-rsid="029c8630"/>
    </style:style>
    <style:style style:name="P37" style:family="paragraph" style:parent-style-name="Table_20_Contents">
      <style:text-properties officeooo:rsid="025cf310" officeooo:paragraph-rsid="027a6068"/>
    </style:style>
    <style:style style:name="P38" style:family="paragraph" style:parent-style-name="Standard" style:list-style-name="L1">
      <style:text-properties officeooo:paragraph-rsid="01fe3c46"/>
    </style:style>
    <style:style style:name="P39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Footnote">
      <style:text-properties officeooo:paragraph-rsid="0206047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9" style:family="paragraph" style:parent-style-name="Footnote">
      <style:text-properties officeooo:rsid="0268f29a" officeooo:paragraph-rsid="027028eb"/>
    </style:style>
    <style:style style:name="P50" style:family="paragraph" style:parent-style-name="Footnote">
      <style:text-properties officeooo:rsid="0268f29a" officeooo:paragraph-rsid="02a0bcbe"/>
    </style:style>
    <style:style style:name="P5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5" style:family="paragraph" style:parent-style-name="Standard" style:list-style-name="L2">
      <style:text-properties officeooo:paragraph-rsid="01d1c20a"/>
    </style:style>
    <style:style style:name="P56" style:family="paragraph" style:parent-style-name="Standard">
      <style:text-properties officeooo:paragraph-rsid="0103e699"/>
    </style:style>
    <style:style style:name="P5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6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8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80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8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officeooo:rsid="029dc4f9"/>
    </style:style>
    <style:style style:name="T10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1" style:family="text">
      <style:text-properties officeooo:rsid="007505e5"/>
    </style:style>
    <style:style style:name="T12" style:family="text">
      <style:text-properties officeooo:rsid="0013aa8e"/>
    </style:style>
    <style:style style:name="T13" style:family="text">
      <style:text-properties officeooo:rsid="007ef2fc"/>
    </style:style>
    <style:style style:name="T14" style:family="text">
      <style:text-properties style:font-name="Liberation Sans1" fo:font-size="12pt" style:font-size-asian="12pt" style:font-size-complex="12pt"/>
    </style:style>
    <style:style style:name="T15" style:family="text">
      <style:text-properties officeooo:rsid="009c12e0" style:font-size-asian="12pt" style:font-size-complex="12pt"/>
    </style:style>
    <style:style style:name="T16" style:family="text">
      <style:text-properties style:font-name="Liberation Sans1" fo:font-size="12pt" officeooo:rsid="009c12e0" style:font-size-asian="12pt" style:font-size-complex="12pt"/>
    </style:style>
    <style:style style:name="T17" style:family="text">
      <style:text-properties style:font-name="Liberation Sans1" fo:font-size="12pt" officeooo:rsid="00178133" style:font-size-asian="12pt" style:font-size-complex="12pt"/>
    </style:style>
    <style:style style:name="T18" style:family="text">
      <style:text-properties style:font-name="Liberation Sans1" fo:font-size="12pt" officeooo:rsid="007ef2fc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90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font-weight="bold" officeooo:rsid="029dc4f9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29e0fd0" style:font-weight-asian="bold" style:font-weight-complex="bold"/>
    </style:style>
    <style:style style:name="T36" style:family="text">
      <style:text-properties fo:font-weight="bold" officeooo:rsid="02a6bd7c" style:font-weight-asian="bold" style:font-weight-complex="bold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40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4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officeooo:rsid="04473353"/>
    </style:style>
    <style:style style:name="T54" style:family="text">
      <style:text-properties officeooo:rsid="0f95a7a0"/>
    </style:style>
    <style:style style:name="T55" style:family="text">
      <style:text-properties officeooo:rsid="0f8f58bd"/>
    </style:style>
    <style:style style:name="T56" style:family="text">
      <style:text-properties officeooo:rsid="0aace3cd"/>
    </style:style>
    <style:style style:name="T57" style:family="text">
      <style:text-properties style:font-name="Ubuntu" fo:font-size="10pt" style:font-size-asian="10pt" style:font-size-complex="10pt"/>
    </style:style>
    <style:style style:name="T58" style:family="text">
      <style:text-properties style:font-name="Liberation Sans1" fo:font-size="10pt" style:font-size-asian="10pt" style:font-size-complex="10pt"/>
    </style:style>
    <style:style style:name="T59" style:family="text">
      <style:text-properties style:font-name="Liberation Sans1" fo:font-size="10pt" officeooo:rsid="0203f598" style:font-size-asian="10pt" style:font-size-complex="10pt"/>
    </style:style>
    <style:style style:name="T60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61" style:family="text">
      <style:text-properties officeooo:rsid="0203f598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officeooo:rsid="027028eb"/>
    </style:style>
    <style:style style:name="T74" style:family="text">
      <style:text-properties officeooo:rsid="0289b300"/>
    </style:style>
    <style:style style:name="T75" style:family="text">
      <style:text-properties officeooo:rsid="028b5e62"/>
    </style:style>
    <style:style style:name="T76" style:family="text">
      <style:text-properties officeooo:rsid="028d51ca"/>
    </style:style>
    <style:style style:name="T7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officeooo:rsid="025d598d"/>
    </style:style>
    <style:style style:name="T79" style:family="text">
      <style:text-properties fo:font-size="10pt" officeooo:rsid="025d598d" style:font-size-asian="10pt" style:font-size-complex="10pt"/>
    </style:style>
    <style:style style:name="T80" style:family="text">
      <style:text-properties fo:font-size="10pt" officeooo:rsid="02a5ee23" style:font-size-asian="10pt" style:font-size-complex="10pt"/>
    </style:style>
    <style:style style:name="T81" style:family="text">
      <style:text-properties officeooo:rsid="0267de5b"/>
    </style:style>
    <style:style style:name="T82" style:family="text">
      <style:text-properties officeooo:rsid="0286637d"/>
    </style:style>
    <style:style style:name="T83" style:family="text">
      <style:text-properties officeooo:rsid="02747497"/>
    </style:style>
    <style:style style:name="T84" style:family="text">
      <style:text-properties fo:font-size="10pt" officeooo:rsid="027341dd" style:font-size-asian="10pt" style:font-size-complex="10pt"/>
    </style:style>
    <style:style style:name="T85" style:family="text">
      <style:text-properties fo:font-size="10pt" officeooo:rsid="0274939b" style:font-size-asian="10pt" style:font-size-complex="10pt"/>
    </style:style>
    <style:style style:name="T86" style:family="text">
      <style:text-properties officeooo:rsid="0277d415"/>
    </style:style>
    <style:style style:name="T87" style:family="text">
      <style:text-properties fo:font-size="10pt" officeooo:rsid="027bb64c" style:font-size-asian="10pt" style:font-size-complex="10pt"/>
    </style:style>
    <style:style style:name="T88" style:family="text">
      <style:text-properties officeooo:rsid="0272d0c0"/>
    </style:style>
    <style:style style:name="T89" style:family="text">
      <style:text-properties officeooo:rsid="025e46cc"/>
    </style:style>
    <style:style style:name="T90" style:family="text">
      <style:text-properties fo:font-size="10pt" officeooo:rsid="025e46cc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officeooo:rsid="02986a98"/>
    </style:style>
    <style:style style:name="T121" style:family="text">
      <style:text-properties officeooo:rsid="02a0bcbe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officeooo:rsid="02692193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officeooo:rsid="01e96954"/>
    </style:style>
    <style:style style:name="T162" style:family="text">
      <style:text-properties officeooo:rsid="0119bd75"/>
    </style:style>
    <style:style style:name="T163" style:family="text">
      <style:text-properties fo:font-weight="normal" officeooo:rsid="00172dcf" style:font-weight-asian="normal" style:font-weight-complex="normal"/>
    </style:style>
    <style:style style:name="T164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<text:span text:style-name="T9">Back-up v</text:span>oorbereiden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0">☐</text:span></text:span></text:p>
          </table:table-cell>
          <table:table-cell table:style-name="Tabel6.A1" office:value-type="string">
            <text:p text:style-name="P9">Verzame<text:span text:style-name="T11">l</text:span> <text:span text:style-name="T12">computernaam en </text:span>gebruikersnamen, zie pagina <text:span text:style-name="T13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0">☐</text:span></text:span></text:p>
          </table:table-cell>
          <table:table-cell table:style-name="Tabel6.A1" office:value-type="string">
            <text:p text:style-name="P11"><text:span text:style-name="T14">Verzamel </text:span><text:span text:style-name="Emphasis"><text:span text:style-name="T15">per gebruiker</text:span></text:span><text:span text:style-name="T16"> </text:span><text:span text:style-name="T14">E-mailadressen </text:span><text:span text:style-name="T17">en</text:span><text:span text:style-name="T14"> mailserver</text:span><text:span text:style-name="T17">adressen</text:span><text:span text:style-name="T14"> inclusief gebruikersnamen en wachtwoorden, zie pagina </text:span><text:span text:style-name="T18">4</text:span><text:span text:style-name="T14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/>
          </table:table-cell>
          <table:table-cell table:style-name="_31_._5f_Migratie_5f_voorbereiden.A1" office:value-type="string">
            <text:p text:style-name="P1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8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3"><text:span text:style-name="T9">Back-up uitvoeren o</text:span>p Windows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4"/>
          </table:table-cell>
          <table:table-cell table:style-name="_31_._5f_Migratie_5f_voorbereiden.A1" office:value-type="string">
            <text:p text:style-name="P15">Z<text:span text:style-name="T19">et </text:span><text:span text:style-name="T20">een </text:span><text:span text:style-name="T21">eventuele virusscanner </text:span><text:span text:style-name="T22">uit</text:span><text:span text:style-name="T21">, </text:span><text:span text:style-name="T23">want dat </text:span><text:span text:style-name="T19">vertraagt </text:span><text:span text:style-name="T24">het maken van </text:span><text:span text:style-name="T19">de back-up</text:span><text:span text:style-name="T25">.</text:span>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0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/>
          </table:table-cell>
        </table:table-row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9"><text:span text:style-name="T33">Back-up uitvoeren o</text:span><text:span text:style-name="T34">p Linux </text:span><text:span text:style-name="T35">zonder</text:span><text:span text:style-name="T36">(</text:span><text:span text:style-name="T35">!</text:span><text:span text:style-name="T36">)</text:span><text:span text:style-name="T34"> BitLocker-stationsversleuteling op Windows.</text:span><text:line-break/><text:span text:style-name="T37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20"><text:span text:style-name="T38">Start de computer op vanaf</text:span><text:span text:style-name="T38"><text:note text:id="ftn1" text:note-class="footnote"><text:note-citation>1</text:note-citation><text:note-body><text:p text:style-name="P21"><text:span text:style-name="T39">B</text:span><text:span text:style-name="T40">ootmenu/</text:span><text:span text:style-name="T39">S</text:span><text:span text:style-name="T40">etup</text:span><text:span text:style-name="T41"> via </text:span><text:span text:style-name="T42">é</text:span><text:span text:style-name="T43">é</text:span><text:span text:style-name="T39">n van d</text:span><text:span text:style-name="T44">e </text:span><text:span text:style-name="T45">v</text:span><text:span text:style-name="T46">eelgebruikte toetsen: </text:span><text:span text:style-name="T47">Esc</text:span><text:span text:style-name="T48">, </text:span><text:span text:style-name="T47">Delete</text:span><text:span text:style-name="T48">, </text:span><text:span text:style-name="T47">F1</text:span><text:span text:style-name="T48">, </text:span><text:span text:style-name="T47">F2</text:span><text:span text:style-name="T48">, </text:span><text:span text:style-name="T47">F9</text:span><text:span text:style-name="T48">, </text:span><text:span text:style-name="T47">F10</text:span><text:span text:style-name="T48">, </text:span><text:span text:style-name="T47">F11</text:span><text:span text:style-name="T48">, or </text:span><text:span text:style-name="T47">F12</text:span></text:p></text:note-body></text:note></text:span><text:span text:style-name="T38"> </text:span><text:span text:style-name="T49">een</text:span><text:span text:style-name="T50"> </text:span><text:span text:style-name="T51">L</text:span><text:span text:style-name="T52">ive</text:span><text:span text:style-name="T52"><text:note text:id="ftn2" text:note-class="footnote"><text:note-citation>2</text:note-citation><text:note-body><text:p text:style-name="P22"><text:span text:style-name="T53">Vanaf ee</text:span>n <text:span text:style-name="T54">L</text:span>ive <text:span text:style-name="T55">USB</text:span><text:span text:style-name="T56">-stick</text:span><text:span text:style-name="T57"> </text:span>kunt <text:span text:style-name="T53">u opstarten en</text:span> <text:span text:style-name="T58">met </text:span><text:span text:style-name="T59">Linux</text:span><text:span text:style-name="Strong_20_Emphasis"><text:span text:style-name="T60"> </text:span></text:span>werken zonder enige bestanden op de harde schijf te wijzigen en maakt ook installatie van <text:span text:style-name="T61">Linux</text:span><text:span text:style-name="T60"> </text:span>mogelijk.</text:p></text:note-body></text:note></text:span><text:span text:style-name="T52"> </text:span><text:span text:style-name="T62">USB</text:span><text:span text:style-name="T63">-stick</text:span><text:span text:style-name="T63"><text:note text:id="ftn3" text:note-class="footnote"><text:note-citation>3</text:note-citation><text:note-body><text:p text:style-name="P23"><text:span text:style-name="T64">Z</text:span><text:span text:style-name="T65">ie Checklist installatie ...</text:span></text:p></text:note-body></text:note></text:span><text:span text:style-name="T50">, </text:span><text:span text:style-name="T66">zoals </text:span><text:span text:style-name="T67">Debian</text:span><text:span text:style-name="T68"> </text:span><text:span text:style-name="T69">of Rocky Linux</text:span><text:span text:style-name="T70"> </text:span><text:span text:style-name="T52">Desktop/</text:span><text:span text:style-name="T71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ext:p text:style-name="P17"><text:span text:style-name="Emphasis"><text:span text:style-name="T72"/></text:span></text:p>
      <text:p text:style-name="P24"><text:tab/></text:p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25">Browser-app migratie <text:span text:style-name="T73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25"/>
          </table:table-cell>
          <table:table-cell table:style-name="Tabel3.A2" office:value-type="string">
            <text:p text:style-name="P26"><text:span text:style-name="T74">Op </text:span>Windows <text:span text:style-name="T75">in </text:span><text:span text:style-name="T76">gebruik</text:span></text:p>
          </table:table-cell>
          <table:table-cell table:style-name="Tabel3.C2" office:value-type="string">
            <text:p text:style-name="P26">Linux <text:span text:style-name="T74">vervanger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7">☐</text:span></text:span></text:p>
          </table:table-cell>
          <table:table-cell table:style-name="Tabel3.A2" office:value-type="string">
            <text:p text:style-name="P28">Microsoft Edge <text:span text:style-name="T78">(export Favorieten)<text:line-break/></text:span><text:span text:style-name="T79">C:\Gebruikers\&lt;Gebruikersnaam&gt;\AppData\Local\Microsoft\Edge\User Data\Default</text:span><text:span text:style-name="T80">\</text:span></text:p>
          </table:table-cell>
          <table:table-cell table:style-name="Tabel3.C2" office:value-type="string">
            <text:p text:style-name="P29">Microsoft Edge <text:span text:style-name="T78">(import Favorieten)<text:line-break/></text:span><text:span text:style-name="T79">~/.config/microsoft-edge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7">☐</text:span></text:span></text:p>
          </table:table-cell>
          <table:table-cell table:style-name="Tabel3.A2" office:value-type="string">
            <text:p text:style-name="P30">Mozilla Firefox <text:span text:style-name="T78">(export </text:span><text:span text:style-name="T81">Bladwijzers</text:span><text:span text:style-name="T78">), </text:span><text:span text:style-name="T82">zie </text:span><text:span text:style-name="User_20_Entry"><text:span text:style-name="T83">about:profiles</text:span></text:span><text:span text:style-name="T83">:</text:span><text:span text:style-name="T78"><text:line-break/></text:span><text:span text:style-name="T84">C:\Gebruikers\</text:span><text:span text:style-name="T79">&lt;Gebruikersnaam&gt;</text:span><text:span text:style-name="T84">\AppData\Roaming\M</text:span><text:span text:style-name="T85">o</text:span><text:span text:style-name="T84">zilla\Firefox\Profiles\</text:span></text:p>
          </table:table-cell>
          <table:table-cell table:style-name="Tabel3.C2" office:value-type="string">
            <text:p text:style-name="P31">Mozilla Firefox <text:span text:style-name="T78">(import </text:span><text:span text:style-name="T81">Bladwijzers</text:span><text:span text:style-name="T78">), </text:span><text:span text:style-name="T82">zie</text:span><text:span text:style-name="T86"> </text:span><text:span text:style-name="User_20_Entry"><text:span text:style-name="T83">about:profiles</text:span></text:span><text:span text:style-name="T83">:</text:span><text:span text:style-name="T78"><text:line-break/></text:span><text:span text:style-name="T79">~/.mozilla/firefox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7">☐</text:span></text:span></text:p>
          </table:table-cell>
          <table:table-cell table:style-name="Tabel3.A2" office:value-type="string">
            <text:p text:style-name="P32">Google Chrome <text:span text:style-name="T78">(export </text:span><text:span text:style-name="T81">Bookmarks</text:span><text:span text:style-name="T78">)<text:line-break/></text:span><text:span text:style-name="T79">C:\Gebruikers\&lt;gebruikersnaam&gt;\AppData\Local\Google\Chrome\User Data</text:span><text:span text:style-name="T87">\</text:span></text:p>
          </table:table-cell>
          <table:table-cell table:style-name="Tabel3.C2" office:value-type="string">
            <text:p text:style-name="P32">Google Chrome <text:span text:style-name="T78">(import </text:span><text:span text:style-name="T81">Bookmarks</text:span><text:span text:style-name="T78">)<text:line-break/></text:span><text:span text:style-name="T79">~/.config/google-chrome/</text:span></text:p>
          </table:table-cell>
        </table:table-row>
      </table:table>
      <text:p text:style-name="P33"/>
      <text:p text:style-name="P3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34">Mail-app migratie <text:span text:style-name="T73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7"><text:span text:style-name="Strong_20_Emphasis"><text:span text:style-name="T77"/></text:span></text:p>
          </table:table-cell>
          <table:table-cell table:style-name="Tabel4.A2" office:value-type="string">
            <text:p text:style-name="P26"><text:span text:style-name="T74">Op </text:span>Windows <text:span text:style-name="T74">in gebruik</text:span></text:p>
          </table:table-cell>
          <table:table-cell table:style-name="Tabel4.C2" office:value-type="string">
            <text:p text:style-name="P26">Linux <text:span text:style-name="T74">vervanger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7">☐</text:span></text:span></text:p>
          </table:table-cell>
          <table:table-cell table:style-name="Tabel4.A2" office:value-type="string">
            <text:p text:style-name="P28">Microsoft Outlook (export PST/OST-<text:span text:style-name="T88">bestand</text:span>)<text:line-break/><text:span text:style-name="T37">C:\Gebruikers\&lt;Gebruikersnaam&gt;\Documents\Outlook Files\</text:span></text:p>
          </table:table-cell>
          <table:table-cell table:style-name="Tabel4.C2" office:value-type="string">
            <text:p text:style-name="P28">Evolution (import PST/OST-<text:span text:style-name="T88">bestand</text:span>)<text:line-break/><text:span text:style-name="T37">~/.local/share/evolution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7">☐</text:span></text:span></text:p>
          </table:table-cell>
          <table:table-cell table:style-name="Tabel4.A2" office:value-type="string">
            <text:p text:style-name="P35">Windows Mail (export <text:span text:style-name="T78">e-mails + </text:span><text:span text:style-name="T89">adresboek)<text:line-break/></text:span><text:span text:style-name="T90">C:\</text:span><text:span text:style-name="T84">Gebru</text:span><text:span text:style-name="T90">ikers\</text:span><text:span text:style-name="T79">&lt;Gebruikersnaam&gt;</text:span><text:span text:style-name="T90">\AppData\Local\Comms\Unistore\data</text:span><text:span text:style-name="T80">\</text:span></text:p>
          </table:table-cell>
          <table:table-cell table:style-name="Tabel4.C2" office:value-type="string">
            <text:p text:style-name="P36">Thunderbird (import <text:span text:style-name="T78">e-mails + </text:span><text:span text:style-name="T89">adresboek)<text:line-break/></text:span><text:span text:style-name="T90">~/</text:span><text:span text:style-name="T90">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7">☐</text:span></text:span></text:p>
          </table:table-cell>
          <table:table-cell table:style-name="Tabel4.A2" office:value-type="string">
            <text:p text:style-name="P37">Thunderbird (export <text:span text:style-name="T78">e-mails + </text:span><text:span text:style-name="T89">adresboek)<text:line-break/></text:span><text:span text:style-name="T90">C:\</text:span><text:span text:style-name="T84">Gebru</text:span><text:span text:style-name="T90">ikers\</text:span><text:span text:style-name="T79">&lt;Gebruikersnaam&gt;</text:span><text:span text:style-name="T90">\AppData\Roaming\Thunderbird\Profiles</text:span><text:span text:style-name="T80">\</text:span></text:p>
          </table:table-cell>
          <table:table-cell table:style-name="Tabel4.C2" office:value-type="string">
            <text:p text:style-name="P37">Thunderbird (import <text:span text:style-name="T78">e-mails + </text:span><text:span text:style-name="T89">adresboek)<text:line-break/></text:span><text:span text:style-name="T90">~/</text:span><text:span text:style-name="T90">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7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33"/>
      <text:p text:style-name="P33"/>
      <text:list text:continue-numbering="true" text:style-name="L1">
        <text:list-item>
          <text:p text:style-name="P38"><text:span text:style-name="Strong_20_Emphasis"><text:span text:style-name="T91">Linux </text:span></text:span><text:span text:style-name="Strong_20_Emphasis"><text:span text:style-name="T92">installeren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0">☐</text:span></text:span></text:p>
          </table:table-cell>
          <table:table-cell table:style-name="_32_._5f_Ubuntu_5f_installeren.A1" office:value-type="string">
            <text:p text:style-name="P40"><text:span text:style-name="T25">Installeer </text:span><text:span text:style-name="T93">Linux </text:span><text:span text:style-name="T25">volgens de </text:span><text:span text:style-name="Strong_20_Emphasis"><text:span text:style-name="T94">Checklist</text:span></text:span><text:span text:style-name="Strong_20_Emphasis"><text:span text:style-name="T95"> i</text:span></text:span><text:span text:style-name="Strong_20_Emphasis"><text:span text:style-name="T96">nstallatie</text:span></text:span><text:span text:style-name="T97"><text:note text:id="ftn4" text:note-class="footnote"><text:note-citation>1</text:note-citation><text:note-body><text:p text:style-name="P41">Checklist installatie is te vinden op <text:a xlink:type="simple" xlink:href="https://karelzimmer.nl/" text:style-name="Internet_20_link" text:visited-style-name="Visited_20_Internet_20_Link"><text:span text:style-name="T98">karelzimmer.nl</text:span></text:a><text:span text:style-name="T99">, onder </text:span><text:span text:style-name="Sterk_20_accent_20_voetnoot"><text:span text:style-name="T100">Linux</text:span></text:span><text:span text:style-name="T99">.</text:span></text:p></text:note-body></text:note></text:span><text:span text:style-name="T97">.</text:span></text:p>
          </table:table-cell>
        </table:table-row>
      </table:table>
      <text:p text:style-name="P42"><text:soft-page-break/><text:span text:style-name="Strong_20_Emphasis"><text:span text:style-name="T101"><text:tab/></text:span></text:span></text:p>
      <text:list text:continue-numbering="true" text:style-name="L1">
        <text:list-item>
          <text:p text:style-name="P43"><text:span text:style-name="Strong_20_Emphasis"><text:span text:style-name="T102">Back-up </text:span></text:span><text:span text:style-name="Strong_20_Emphasis"><text:span text:style-name="T103">t</text:span></text:span><text:span text:style-name="Strong_20_Emphasis"><text:span text:style-name="T102">erugzetten</text:span></text:span><text:span text:style-name="Emphasis"><text:span text:style-name="T104"> (</text:span></text:span><text:span text:style-name="Emphasis"><text:span text:style-name="T105">op</text:span></text:span><text:span text:style-name="Emphasis"><text:span text:style-name="T104"> </text:span></text:span><text:span text:style-name="Emphasis"><text:span text:style-name="T106">Linux</text:span></text:span><text:span text:style-name="Emphasis"><text:span text:style-name="T104">)</text:span></text:span><text:span text:style-name="Strong_20_Emphasis"><text:span text:style-name="T107"><text:line-break/></text:span></text:span></text:p>
          <text:p text:style-name="P44"><text:span text:style-name="Emphasis">De handelingen in dit hoofdstuk dienen per gebruiker te worden uitgevoerd.</text:span></text:p>
          <text:p text:style-name="P44"><text:span text:style-name="Emphasis"/></text:p>
          <text:p text:style-name="P45">Gebr. 1-4</text:p>
        </text:list-item>
      </text:list>
      <text:p text:style-name="P46"><text:span text:style-name="T101"><text:tab/></text:span><text:span text:style-name="Strong_20_Emphasis"><text:span text:style-name="T77">☐ ☐ ☐ ☐</text:span></text:span><text:span text:style-name="T108"><text:tab/></text:span><text:span text:style-name="T109">Zorg dat er geen </text:span><text:span text:style-name="T110">Internetverbinding </text:span><text:span text:style-name="T109">is, zodat er geen nieuwe </text:span><text:span text:style-name="T111">e-</text:span><text:span text:style-name="T109">mails </text:span><text:span text:style-name="T112">kunnen </text:span><text:span text:style-name="T111">binnen</text:span><text:span text:style-name="T109">komen.</text:span></text:p>
      <text:p text:style-name="P47"><text:span text:style-name="T113"><text:tab/></text:span><text:span text:style-name="Strong_20_Emphasis"><text:span text:style-name="T32">☐ ☐ ☐ ☐<text:tab/></text:span></text:span><text:span text:style-name="T107">Koppel de externe harddisk aan.</text:span></text:p>
      <text:p text:style-name="P48"><text:span text:style-name="T113"><text:tab/></text:span><text:span text:style-name="Strong_20_Emphasis"><text:span text:style-name="T32">☐ ☐ ☐ ☐</text:span></text:span><text:span text:style-name="T114"><text:tab/></text:span><text:span text:style-name="T107">Kopieer </text:span><text:span text:style-name="T115">Mijn documenten, </text:span><text:span text:style-name="T116">etc</text:span><text:span text:style-name="T107">.</text:span></text:p>
      <text:p text:style-name="P47"><text:span text:style-name="T113"><text:tab/></text:span><text:span text:style-name="Strong_20_Emphasis"><text:span text:style-name="T32">☐ ☐ ☐ ☐</text:span></text:span><text:span text:style-name="T113"><text:tab/></text:span><text:span text:style-name="T117">Kopieer browser</text:span><text:span text:style-name="T118">-app </text:span><text:span text:style-name="T117">profielbestanden</text:span><text:span text:style-name="T119"><text:note text:id="ftn5" text:note-class="footnote"><text:note-citation>1</text:note-citation><text:note-body><text:p text:style-name="P49">Zie <text:span text:style-name="T120">d</text:span>e tabel “Browser-app migratie van Windows naar Linux” op <text:span text:style-name="T121">d</text:span>e vorige pagina.</text:p></text:note-body></text:note></text:span><text:span text:style-name="T122">.</text:span></text:p>
      <text:p text:style-name="P47"><text:span text:style-name="T113"><text:tab/></text:span><text:span text:style-name="Strong_20_Emphasis"><text:span text:style-name="T32">☐ ☐ ☐ ☐</text:span></text:span><text:span text:style-name="T113"><text:tab/></text:span><text:span text:style-name="T117">Kopieer </text:span><text:span text:style-name="T123">mail</text:span><text:span text:style-name="T118">-app </text:span><text:span text:style-name="T117">profielbestanden</text:span><text:span text:style-name="T119"><text:note text:id="ftn6" text:note-class="footnote"><text:note-citation>2</text:note-citation><text:note-body><text:p text:style-name="P50">Zie de tabel “<text:span text:style-name="T124">Mai</text:span><text:span text:style-name="T73">l</text:span>-app migratie van Windows naar Linux” op <text:span text:style-name="T121">d</text:span>e vorige pagina.</text:p></text:note-body></text:note></text:span><text:span text:style-name="T119">.</text:span></text:p>
      <text:p text:style-name="P47"><text:span text:style-name="T113"><text:tab/></text:span><text:span text:style-name="Strong_20_Emphasis"><text:span text:style-name="T32">☐ ☐ ☐ ☐</text:span></text:span><text:span text:style-name="T113"><text:tab/></text:span><text:span text:style-name="T125">Verwijder overbodige Windows-bestanden via </text:span><text:span text:style-name="Strong_20_Emphasis"><text:span text:style-name="T126">Terminalvenster</text:span></text:span><text:span text:style-name="T127"> </text:span><text:span text:style-name="T128">en de volgende opdrachtregel:<text:line-break/></text:span></text:p>
      <text:list text:continue-numbering="true" text:style-name="L1">
        <text:list-header>
          <text:p text:style-name="P51"><text:span text:style-name="User_20_Entry"><text:span text:style-name="T129">f</text:span></text:span><text:span text:style-name="User_20_Entry"><text:span text:style-name="T130">ind </text:span></text:span><text:span text:style-name="User_20_Entry"><text:span text:style-name="T129">$HOME</text:span></text:span><text:span text:style-name="User_20_Entry"><text:span text:style-name="T130"> -type f -</text:span></text:span><text:span text:style-name="User_20_Entry"><text:span text:style-name="T131">i</text:span></text:span><text:span text:style-name="User_20_Entry"><text:span text:style-name="T130">name </text:span></text:span><text:span text:style-name="User_20_Entry"><text:span text:style-name="T132">d</text:span></text:span><text:span text:style-name="User_20_Entry"><text:span text:style-name="T130">esktop.ini -</text:span></text:span><text:span text:style-name="User_20_Entry"><text:span text:style-name="T133">d</text:span></text:span><text:span text:style-name="User_20_Entry"><text:span text:style-name="T134">e</text:span></text:span><text:span text:style-name="User_20_Entry"><text:span text:style-name="T133">lete </text:span></text:span><text:span text:style-name="User_20_Entry"><text:span text:style-name="T135">-or </text:span></text:span><text:span text:style-name="User_20_Entry"><text:span text:style-name="T130">-type f -</text:span></text:span><text:span text:style-name="User_20_Entry"><text:span text:style-name="T136">i</text:span></text:span><text:span text:style-name="User_20_Entry"><text:span text:style-name="T130">name </text:span></text:span><text:span text:style-name="User_20_Entry"><text:span text:style-name="T136">t</text:span></text:span><text:span text:style-name="User_20_Entry"><text:span text:style-name="T130">humbs.db -</text:span></text:span><text:span text:style-name="User_20_Entry"><text:span text:style-name="T133">delete -</text:span></text:span><text:span text:style-name="User_20_Entry"><text:span text:style-name="T135">or </text:span></text:span><text:span text:style-name="User_20_Entry"><text:span text:style-name="T130">-type f -name '*.</text:span></text:span><text:span text:style-name="User_20_Entry"><text:span text:style-name="T137">lnk'</text:span></text:span><text:span text:style-name="User_20_Entry"><text:span text:style-name="T138"> -delete -or </text:span></text:span><text:span text:style-name="User_20_Entry"><text:span text:style-name="T130">-type f -</text:span></text:span><text:span text:style-name="User_20_Entry"><text:span text:style-name="T131">i</text:span></text:span><text:span text:style-name="User_20_Entry"><text:span text:style-name="T130">name '*.</text:span></text:span><text:span text:style-name="User_20_Entry"><text:span text:style-name="T139">exe'</text:span></text:span><text:span text:style-name="User_20_Entry"><text:span text:style-name="T130"> -</text:span></text:span><text:span text:style-name="User_20_Entry"><text:span text:style-name="T133">delete -</text:span></text:span><text:span text:style-name="User_20_Entry"><text:span text:style-name="T138">or </text:span></text:span><text:span text:style-name="User_20_Entry"><text:span text:style-name="T130">-type f -</text:span></text:span><text:span text:style-name="User_20_Entry"><text:span text:style-name="T136">name '~*' -delete</text:span></text:span><text:span text:style-name="User_20_Entry"><text:span text:style-name="T140"><text:line-break/></text:span></text:span></text:p>
        </text:list-header>
      </text:list>
      <text:p text:style-name="P52"><text:span text:style-name="Strong_20_Emphasis"><text:tab/></text:span><text:span text:style-name="Strong_20_Emphasis"><text:span text:style-name="T141">Gebr. 1-4</text:span></text:span></text:p>
      <text:p text:style-name="P47"><text:span text:style-name="Strong_20_Emphasis"><text:span text:style-name="T142"><text:tab/></text:span></text:span><text:span text:style-name="Strong_20_Emphasis"><text:span text:style-name="T32">☐ ☐ ☐ ☐</text:span></text:span><text:span text:style-name="Strong_20_Emphasis"><text:span text:style-name="T114"><text:tab/></text:span></text:span><text:span text:style-name="T107">Maak verbinding met het Internet, zodat er </text:span><text:span text:style-name="T143">weer</text:span><text:span text:style-name="T107"> nieuwe </text:span><text:span text:style-name="T144">e-</text:span><text:span text:style-name="T107">mails</text:span><text:span text:style-name="T145"> </text:span><text:span text:style-name="T144">binnen</text:span><text:span text:style-name="T107"> </text:span><text:span text:style-name="T145">kunnen </text:span><text:span text:style-name="T107">komen.</text:span></text:p>
      <text:list text:style-name="L2">
        <text:list-header>
          <text:p text:style-name="P53"><text:span text:style-name="T113"><text:tab/></text:span><text:span text:style-name="Strong_20_Emphasis"><text:span text:style-name="T32">☐ ☐ ☐ ☐</text:span></text:span><text:span text:style-name="T113"><text:tab/></text:span><text:span text:style-name="T146">Start de browser-app en c</text:span><text:span text:style-name="T147">ontroleer de werking</text:span><text:span text:style-name="T119">.</text:span></text:p>
          <text:p text:style-name="P54"><text:span text:style-name="T113"><text:tab/></text:span><text:span text:style-name="Strong_20_Emphasis"><text:span text:style-name="T32">☐ ☐ ☐ ☐</text:span></text:span><text:span text:style-name="T113"><text:tab/></text:span><text:span text:style-name="T146">Start de mail-app en c</text:span><text:span text:style-name="T147">ontroleer de werking</text:span><text:span text:style-name="T119">.</text:span></text:p>
          <text:p text:style-name="P53"><text:span text:style-name="T113"/></text:p>
          <text:p text:style-name="P55"><text:span text:style-name="T148"><text:line-break/><text:tab/></text:span><text:span text:style-name="T149">E</text:span><text:span text:style-name="T150">inde c</text:span><text:span text:style-name="T151">hecklist, </text:span><text:span text:style-name="T152">het overzetten</text:span><text:span text:style-name="T153"> </text:span><text:span text:style-name="T154">is </text:span><text:span text:style-name="T153">voltooid.</text:span></text:p>
        </text:list-header>
      </text:list>
      <text:p text:style-name="P56"/>
      <text:list text:continue-numbering="true" text:style-name="L2">
        <text:list-item>
          <text:list>
            <text:list-header>
              <text:p text:style-name="P57"><text:span text:style-name="T155">Geschreven door </text:span><text:a xlink:type="simple" xlink:href="mailto:info@karelzimmer.nl?subject=Checklist%20installatie%20Linux" text:style-name="Internet_20_link" text:visited-style-name="Visited_20_Internet_20_Link"><text:span text:style-name="T156">Karel Zimmer</text:span></text:a><text:span text:style-name="T157">.</text:span></text:p>
              <text:p text:style-name="P58"><text:span text:style-name="T158">Licentie </text:span><text:span text:style-name="T157">C</text:span><text:span text:style-name="T159">C0</text:span><text:span text:style-name="T157"> 1.0 </text:span><text:span text:style-name="T16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0"><text:s/></text:span><text:span text:style-name="T16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9">Gebr.#</text:p>
            <text:p text:style-name="P60"/>
          </table:table-cell>
          <table:table-cell table:style-name="Tabel1.A1" table:number-rows-spanned="2" office:value-type="string">
            <text:p text:style-name="P61">Gebruiker</text:p>
            <text:p text:style-name="P62">(bijv. Jan <text:span text:style-name="T161">Jansen</text:span>)</text:p>
          </table:table-cell>
          <table:table-cell table:style-name="Tabel1.A1" table:number-rows-spanned="2" office:value-type="string">
            <text:p text:style-name="P61">Gebruikersnaam</text:p>
            <text:p text:style-name="P62">(bijv. jan)</text:p>
          </table:table-cell>
          <table:table-cell table:style-name="Tabel1.D1" table:number-rows-spanned="2" office:value-type="string">
            <text:p text:style-name="P63">Wachtwoord</text:p>
            <text:p text:style-name="P64"/>
          </table:table-cell>
          <table:table-cell table:style-name="Tabel1.E1" office:value-type="string">
            <text:p text:style-name="P65"/>
          </table:table-cell>
          <table:table-cell table:style-name="Tabel1.F1" office:value-type="string">
            <text:p text:style-name="P66">BIOS-wachtwoord</text:p>
          </table:table-cell>
          <table:table-cell table:style-name="Tabel1.G1" office:value-type="string">
            <text:p text:style-name="P6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68">Wifi-netwerknaam</text:p>
          </table:table-cell>
          <table:table-cell table:style-name="Tabel1.G2" office:value-type="string">
            <text:p text:style-name="P67"/>
          </table:table-cell>
        </table:table-row>
        <table:table-row table:style-name="Tabel1.3">
          <table:table-cell table:style-name="Tabel1.A3" office:value-type="string">
            <text:p text:style-name="P69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0">Netwerksleutel</text:p>
          </table:table-cell>
          <table:table-cell table:style-name="Tabel1.G2" office:value-type="string">
            <text:p text:style-name="P67"/>
          </table:table-cell>
        </table:table-row>
        <table:table-row table:style-name="Tabel1.4">
          <table:table-cell table:style-name="Tabel1.A3" office:value-type="string">
            <text:p text:style-name="P69">2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1">Router IP#</text:p>
          </table:table-cell>
          <table:table-cell table:style-name="Tabel1.G2" office:value-type="string">
            <text:p text:style-name="P67"/>
          </table:table-cell>
        </table:table-row>
        <table:table-row table:style-name="Tabel1.5">
          <table:table-cell table:style-name="Tabel1.A3" office:value-type="string">
            <text:p text:style-name="P72">3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1">Router gebr.nm/ww</text:p>
          </table:table-cell>
          <table:table-cell table:style-name="Tabel1.G2" office:value-type="string">
            <text:p text:style-name="P67"/>
          </table:table-cell>
        </table:table-row>
        <table:table-row table:style-name="Tabel1.6">
          <table:table-cell table:style-name="Tabel1.A3" office:value-type="string">
            <text:p text:style-name="P72">4</text:p>
          </table:table-cell>
          <table:table-cell table:style-name="Tabel1.A3" office:value-type="string">
            <text:p text:style-name="P67"/>
          </table:table-cell>
          <table:table-cell table:style-name="Tabel1.A3" office:value-type="string">
            <text:p text:style-name="P67"/>
          </table:table-cell>
          <table:table-cell table:style-name="Tabel1.D3" office:value-type="string">
            <text:p text:style-name="P67"/>
          </table:table-cell>
          <table:table-cell table:style-name="Tabel1.E1" office:value-type="string">
            <text:p text:style-name="P65"/>
          </table:table-cell>
          <table:table-cell table:style-name="Tabel1.F2" office:value-type="string">
            <text:p text:style-name="P73">TeamViewer ID</text:p>
          </table:table-cell>
          <table:table-cell table:style-name="Tabel1.G2" office:value-type="string">
            <text:p text:style-name="P67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4">Gebr.<text:span text:style-name="T162">#</text:span></text:p>
          </table:table-cell>
          <table:table-cell table:style-name="Tabel2.A1" office:value-type="string">
            <text:p text:style-name="P75">E-mailnaam</text:p>
          </table:table-cell>
          <table:table-cell table:style-name="Tabel2.A1" office:value-type="string">
            <text:p text:style-name="P75">E-mailadres</text:p>
          </table:table-cell>
          <table:table-cell table:style-name="Tabel2.A1" office:value-type="string">
            <text:p text:style-name="P76">Gebruikersnaam</text:p>
          </table:table-cell>
          <table:table-cell table:style-name="Tabel2.A1" office:value-type="string">
            <text:p text:style-name="P77">Wachtwoord</text:p>
          </table:table-cell>
          <table:table-cell table:style-name="Tabel2.A1" office:value-type="string">
            <text:p text:style-name="P77"><text:span text:style-name="T163">Inkomende</text:span><text:span text:style-name="T164"> </text:span>mailserver</text:p>
          </table:table-cell>
          <table:table-cell table:style-name="Tabel2.G1" office:value-type="string">
            <text:p text:style-name="P78"><text:span text:style-name="T164">Uitgaande </text:span>mailserver</text:p>
          </table:table-cell>
        </table:table-row>
        <table:table-row table:style-name="Tabel2.2"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2"/>
          </table:table-cell>
          <table:table-cell table:style-name="Tabel2.A2" office:value-type="string">
            <text:p text:style-name="P82"/>
          </table:table-cell>
          <table:table-cell table:style-name="Tabel2.A2" office:value-type="string">
            <text:p text:style-name="P82"/>
          </table:table-cell>
          <table:table-cell table:style-name="Tabel2.G2" office:value-type="string">
            <text:p text:style-name="P82"/>
          </table:table-cell>
        </table:table-row>
        <table:table-row table:style-name="Tabel2.3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4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5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  <table:table-row table:style-name="Tabel2.5"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A3" office:value-type="string">
            <text:p text:style-name="P82"/>
          </table:table-cell>
          <table:table-cell table:style-name="Tabel2.G3" office:value-type="string">
            <text:p text:style-name="P82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06T15:05:37.560718716">06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06T15:05:37.561834556">06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6T15:05:37.479089431</dc:date>
    <meta:print-date>2014-01-05T10:21:33.960023988</meta:print-date>
    <meta:keyword>Installatie</meta:keyword>
    <meta:keyword>Checklist</meta:keyword>
    <meta:keyword>Linux</meta:keyword>
    <meta:editing-cycles>2567</meta:editing-cycles>
    <meta:editing-duration>P5DT8H18M27S</meta:editing-duration>
    <meta:printed-by>Karel Zimmer</meta:printed-by>
    <dc:creator>Karel Zimmer</dc:creator>
    <meta:document-statistic meta:table-count="8" meta:image-count="2" meta:object-count="0" meta:page-count="4" meta:paragraph-count="100" meta:word-count="533" meta:character-count="4165" meta:non-whitespace-character-count="3639"/>
    <meta:user-defined meta:name="Info 1"/>
    <meta:user-defined meta:name="Info 2"/>
    <meta:user-defined meta:name="Info 3"/>
    <meta:user-defined meta:name="Info 4"/>
  </office:meta>
</office:document-meta>
</file>